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Frutiger Next LT W1G1" officeooo:rsid="002211d2" officeooo:paragraph-rsid="002211d2"/>
    </style:style>
    <style:style style:name="P2" style:family="paragraph" style:parent-style-name="Text_20_body">
      <style:paragraph-properties fo:line-height="100%"/>
      <style:text-properties style:font-name="Frutiger Next LT W1G1" officeooo:rsid="002979e5" officeooo:paragraph-rsid="002979e5"/>
    </style:style>
    <style:style style:name="P3" style:family="paragraph" style:parent-style-name="Standard">
      <style:text-properties style:font-name="Frutiger Next LT W1G1" officeooo:rsid="001e6a98" officeooo:paragraph-rsid="001e6a98"/>
    </style:style>
    <style:style style:name="P4" style:family="paragraph" style:parent-style-name="Standard">
      <style:text-properties style:font-name="Frutiger Next LT W1G1" officeooo:rsid="002eaa06" officeooo:paragraph-rsid="002eaa06"/>
    </style:style>
    <style:style style:name="P5" style:family="paragraph" style:parent-style-name="Heading_20_1">
      <style:paragraph-properties fo:text-align="center" style:justify-single-word="false"/>
      <style:text-properties style:font-name="Frutiger Next LT W1G1" officeooo:paragraph-rsid="001dabda"/>
    </style:style>
    <style:style style:name="P6" style:family="paragraph" style:parent-style-name="Text_20_body" style:list-style-name="L2">
      <style:text-properties style:font-name="Frutiger Next LT W1G1" officeooo:rsid="002211d2" officeooo:paragraph-rsid="0026cb43"/>
    </style:style>
    <style:style style:name="P7" style:family="paragraph" style:parent-style-name="Text_20_body">
      <style:text-properties style:font-name="Frutiger Next LT W1G1" officeooo:rsid="002211d2" officeooo:paragraph-rsid="002211d2"/>
    </style:style>
    <style:style style:name="P8" style:family="paragraph" style:parent-style-name="Text_20_body" style:list-style-name="L2">
      <style:text-properties style:font-name="Frutiger Next LT W1G1" fo:font-weight="normal" officeooo:rsid="002211d2" officeooo:paragraph-rsid="0026cb43" style:font-weight-asian="normal" style:font-weight-complex="normal"/>
    </style:style>
    <style:style style:name="P9" style:family="paragraph" style:parent-style-name="Text_20_body" style:list-style-name="L2">
      <style:text-properties style:font-name="Frutiger Next LT W1G1" fo:font-weight="normal" officeooo:rsid="0035f6c3" officeooo:paragraph-rsid="0035f6c3" style:font-weight-asian="normal" style:font-weight-complex="normal"/>
    </style:style>
    <style:style style:name="P10" style:family="paragraph" style:parent-style-name="Text_20_body">
      <style:paragraph-properties fo:line-height="100%"/>
      <style:text-properties style:font-name="Frutiger Next LT W1G1" officeooo:rsid="002fa811" officeooo:paragraph-rsid="002fa811"/>
    </style:style>
    <style:style style:name="P11" style:family="paragraph" style:parent-style-name="Text_20_body">
      <style:text-properties style:font-name="Frutiger Next LT W1G1" officeooo:rsid="0032832c" officeooo:paragraph-rsid="0032832c"/>
    </style:style>
    <style:style style:name="P12" style:family="paragraph" style:parent-style-name="Text_20_body" style:list-style-name="L1">
      <style:text-properties style:font-name="Frutiger Next LT W1G1" officeooo:rsid="0032832c" officeooo:paragraph-rsid="0032832c"/>
    </style:style>
    <style:style style:name="P13" style:family="paragraph" style:parent-style-name="Text_20_body" style:list-style-name="L1">
      <style:text-properties style:font-name="Frutiger Next LT W1G1" officeooo:rsid="003467c3" officeooo:paragraph-rsid="003467c3"/>
    </style:style>
    <style:style style:name="P14" style:family="paragraph" style:parent-style-name="Text_20_body" style:list-style-name="L2">
      <style:text-properties style:font-name="Frutiger Next LT W1G1" officeooo:rsid="0035f6c3" officeooo:paragraph-rsid="0035f6c3"/>
    </style:style>
    <style:style style:name="P15" style:family="paragraph" style:parent-style-name="Heading_20_3">
      <style:text-properties style:font-name="Frutiger Next LT W1G1" officeooo:rsid="002fa811" officeooo:paragraph-rsid="002fa811"/>
    </style:style>
    <style:style style:name="P16" style:family="paragraph" style:parent-style-name="Heading_20_3">
      <style:text-properties style:font-name="Frutiger Next LT W1G1" officeooo:rsid="0030b278" officeooo:paragraph-rsid="0030b278"/>
    </style:style>
    <style:style style:name="P17" style:family="paragraph" style:parent-style-name="Heading_20_3">
      <style:text-properties style:font-name="Frutiger Next LT W1G1" officeooo:rsid="00348b8e" officeooo:paragraph-rsid="00348b8e"/>
    </style:style>
    <style:style style:name="P18" style:family="paragraph" style:parent-style-name="Heading_20_2">
      <style:text-properties style:font-name="Frutiger Next LT W1G1" officeooo:rsid="002eaa06" officeooo:paragraph-rsid="002eaa06"/>
    </style:style>
    <style:style style:name="P19" style:family="paragraph" style:parent-style-name="Heading_20_2">
      <style:text-properties style:font-name="Frutiger Next LT W1G1" officeooo:rsid="002fa811" officeooo:paragraph-rsid="002fa81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458" style:font-weight-asian="normal" style:font-weight-complex="normal"/>
    </style:style>
    <style:style style:name="T3" style:family="text">
      <style:text-properties fo:font-weight="normal" officeooo:rsid="002979e5" style:font-weight-asian="normal" style:font-weight-complex="normal"/>
    </style:style>
    <style:style style:name="T4" style:family="text">
      <style:text-properties officeooo:rsid="002211d2"/>
    </style:style>
    <style:style style:name="T5" style:family="text">
      <style:text-properties officeooo:rsid="002eaa06"/>
    </style:style>
    <style:style style:name="T6" style:family="text">
      <style:text-properties officeooo:rsid="002fa811"/>
    </style:style>
    <style:style style:name="T7" style:family="text">
      <style:text-properties officeooo:rsid="0030b278"/>
    </style:style>
    <style:style style:name="T8" style:family="text">
      <style:text-properties officeooo:rsid="003467c3"/>
    </style:style>
    <style:style style:name="T9" style:family="text">
      <style:text-properties officeooo:rsid="00348b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utorial <text:span text:style-name="T4">2</text:span>: <text:span text:style-name="T5">Soldering</text:span></text:h>
      <text:h text:style-name="P18" text:outline-level="2">Goals</text:h>
      <text:p text:style-name="P4">You know how to solder and have practice in soldering and desoldering electric components.</text:p>
      <text:p text:style-name="P3"/>
      <text:h text:style-name="P19" text:outline-level="2">Exercises</text:h>
      <text:h text:style-name="P15" text:outline-level="3">Safety Instructions</text:h>
      <text:p text:style-name="P1"><text:span text:style-name="T6">The soldering iron gets very hot</text:span> (ca. 300 °C).</text:p>
      <text:p text:style-name="P1"><text:tab/>→ <text:span text:style-name="T7">do not touch the metal parts</text:span></text:p>
      <text:p text:style-name="P1"><text:tab/>→ <text:span text:style-name="T6">always use the soldering iron stand</text:span></text:p>
      <text:p text:style-name="P1"><text:tab/>→ <text:span text:style-name="T6">always unplug the soldering iron when not needed</text:span></text:p>
      <text:p text:style-name="P1"><text:span text:style-name="T6">Solder contains lead</text:span>:</text:p>
      <text:p text:style-name="P1"><text:tab/>→ <text:span text:style-name="T6">wash your hands after soldering, especially before eating</text:span></text:p>
      <text:p text:style-name="P10">Soldering fume is poisonous</text:p>
      <text:p text:style-name="P1"><text:tab/>→ <text:span text:style-name="T7">do not inhale it, good ventilation is recommended</text:span></text:p>
      <text:p text:style-name="P1"><text:tab/>→ <text:span text:style-name="T7">no food or drinks near soldering workplaces</text:span></text:p>
      <text:p text:style-name="P10">Plastic components should not get too hot as they can melt.</text:p>
      <text:p text:style-name="P2"/>
      <text:h text:style-name="P16" text:outline-level="3">Soldering</text:h>
      <text:p text:style-name="P11">Plug in the soldering iron and solder following components. Each group member should do each exercise at least <text:span text:style-name="T8">twice</text:span>. Work together and use your third hand tool!</text:p>
      <text:list xml:id="list788146418" text:style-name="L1">
        <text:list-item>
          <text:p text:style-name="P12">Cover the ends <text:span text:style-name="T8">of two wires with a thin layer of solder</text:span></text:p>
        </text:list-item>
        <text:list-item>
          <text:p text:style-name="P13">Connect those two wires by soldering them together</text:p>
        </text:list-item>
        <text:list-item>
          <text:p text:style-name="P13">Cover the ends of two braided wires with solder. Use solder flux if needed.</text:p>
        </text:list-item>
        <text:list-item>
          <text:p text:style-name="P13">Connect those two pieces of braided wire</text:p>
        </text:list-item>
        <text:list-item>
          <text:p text:style-name="P13">Attach a piece of wire to a perfboard</text:p>
        </text:list-item>
        <text:list-item>
          <text:p text:style-name="P13">Build a simple circuit with an LED, <text:span text:style-name="T9">a resistor, a button and two wires for power supply on a perfboard. Show us your circuit before connecting it to the power supply.</text:span></text:p>
        </text:list-item>
      </text:list>
      <text:p text:style-name="P7"/>
      <text:p text:style-name="P7"/>
      <text:p text:style-name="P7"/>
      <text:h text:style-name="P17" text:outline-level="3"><text:soft-page-break/>Desoldering</text:h>
      <text:list xml:id="list3346957141" text:style-name="L2">
        <text:list-item>
          <text:p text:style-name="P9">Heat each soldered point with your soldering iron and disassemble the parts</text:p>
        </text:list-item>
        <text:list-item>
          <text:p text:style-name="P14"><text:span text:style-name="T1">Remove solder from the components with your desoldering pump</text:span></text:p>
        </text:list-item>
        <text:list-item>
          <text:p text:style-name="P14"><text:span text:style-name="T1">If there is too much solder on the tip of your soldering iron, remove it with your soldering tip cleaer</text:span></text:p>
        </text:list-item>
        <text:list-item>
          <text:p text:style-name="P14"><text:span text:style-name="T1">Unplug the soldering iron and let it cool dow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utiger Next LT W1G" fo:font-family="'Frutiger Next LT W1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shadow="none"/>
      <style:text-properties fo:font-size="14pt" fo:font-weight="bold" fo:background-color="transparent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9:22:36.388667016</meta:creation-date>
    <meta:editing-duration>PT4H34M31S</meta:editing-duration>
    <meta:editing-cycles>22</meta:editing-cycles>
    <meta:generator>LibreOffice/6.1.5.2$Linux_X86_64 LibreOffice_project/10$Build-2</meta:generator>
    <meta:initial-creator>Raphael Wimmer</meta:initial-creator>
    <dc:date>2019-10-08T17:00:21.056699698</dc:date>
    <meta:print-date>2019-09-16T11:08:23.813636506</meta:print-date>
    <meta:document-statistic meta:table-count="0" meta:image-count="0" meta:object-count="0" meta:page-count="2" meta:paragraph-count="28" meta:word-count="269" meta:character-count="1476" meta:non-whitespace-character-count="1242"/>
  </office:meta>
</office:document-meta>
</file>